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5174in" table:align="left" style:writing-mode="lr-tb"/>
    </style:style>
    <style:style style:name="Table1.A" style:family="table-column">
      <style:table-column-properties style:column-width="6.5174in"/>
    </style:style>
    <style:style style:name="Table1.A1" style:family="table-cell">
      <style:table-cell-properties style:vertical-align="middle" fo:background-color="#ffffff" fo:padding="0.0194in" fo:border="0.0139in solid #808080">
        <style:background-image/>
      </style:table-cell-properties>
    </style:style>
    <style:style style:name="Table1.A2" style:family="table-cell">
      <style:table-cell-properties style:vertical-align="middle" fo:background-color="#ffffff" fo:padding="0.0194in" fo:border-left="0.0139in solid #808080" fo:border-right="0.0139in solid #808080" fo:border-top="none" fo:border-bottom="0.0139in solid #808080">
        <style:background-image/>
      </style:table-cell-properties>
    </style:style>
    <style:style style:name="P1" style:family="paragraph" style:parent-style-name="Table_20_Contents">
      <style:paragraph-properties fo:padding="0in" fo:border="none"/>
      <style:text-properties fo:color="#222222" style:font-name="arial" fo:font-weight="normal"/>
    </style:style>
    <style:style style:name="P2" style:family="paragraph" style:parent-style-name="Standard">
      <style:text-properties fo:font-variant="normal" fo:text-transform="none" fo:color="#222222" style:font-name="arial" fo:font-size="10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ck Meet @ 28June;UT Swim Center;06/28/2018;06/28/2018;01/01/2018;YLS;0;10;0;Created by Hy-Tek's MEET MANAGER;Kickdrum Swim Team;5.0Dc;06/28/2018;3;NI1617-089;0;05/20/2018;0;12;7;5;1;O;05/16/2018;1900 Red River St;;Austin;TX;78712;USA;NI;N;92261*&gt;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1;1;P;3;I;B;0;18;25;A;0;;;N;0;0;9:34.99;;9:19.99;;10:39.79;1;1;1;08:00PM;Y;0;0;0;0*&gt;</text:p>
          </table:table-cell>
        </table:table-row>
        <table:table-row>
          <table:table-cell table:style-name="Table1.A2" office:value-type="string">
            <text:p text:style-name="P1">2;2;P;3;I;B;0;18;50;B;0;;;N;0;0;9:34.99;;9:19.99;;10:39.79;1;1;1;08:10PM;Y;0;0;0;0*&gt;</text:p>
          </table:table-cell>
        </table:table-row>
        <table:table-row>
          <table:table-cell table:style-name="Table1.A2" office:value-type="string">
            <text:p text:style-name="P1">3;3;P;3;I;B;0;18;75;C;0;;;N;0;0;9:34.99;;9:19.99;;10:39.79;1;1;1;08:20PM;Y;0;0;0;0*&gt;</text:p>
          </table:table-cell>
        </table:table-row>
        <table:table-row>
          <table:table-cell table:style-name="Table1.A2" office:value-type="string">
            <text:p text:style-name="P1">4;4;P;3;I;B;0;18;100;D;0;;;N;0;0;9:34.99;;9:19.99;;10:39.79;2;2;1;08:30PM;Y;0;0;0;0*&gt;</text:p>
          </table:table-cell>
        </table:table-row>
        <table:table-row>
          <table:table-cell table:style-name="Table1.A2" office:value-type="string">
            <text:p text:style-name="P1">5;5;P;3;I;B;0;18;125;E;0;;;N;0;0;9:34.99;;9:19.99;;10:39.79;2;2;1;08:40PM;Y;0;0;0;0*&gt;</text:p>
          </table:table-cell>
        </table:table-row>
        <table:table-row>
          <table:table-cell table:style-name="Table1.A2" office:value-type="string">
            <text:p text:style-name="P1">6;6;P;3;R;B;0;18;100;A;0;;;N;0;0;9:34.99;;9:19.99;;10:39.79;2;2;1;08:50PM;Y;0;0;0;3*&gt;</text:p>
          </table:table-cell>
        </table:table-row>
        <table:table-row>
          <table:table-cell table:style-name="Table1.A2" office:value-type="string">
            <text:p text:style-name="P1">7;7;P;3;R;B;0;18;150;B;0;;;N;0;0;9:34.99;;9:19.99;;10:39.79;2;2;1;09:00PM;Y;0;0;0;3*&gt;</text:p>
          </table:table-cell>
        </table:table-row>
        <table:table-row>
          <table:table-cell table:style-name="Table1.A2" office:value-type="string">
            <text:p text:style-name="P1">8;8;P;3;R;B;0;18;200;C;0;;;N;0;0;9:34.99;;9:19.99;;10:39.79;3;3;1;09:10PM;Y;0;0;0;3*&gt;</text:p>
          </table:table-cell>
        </table:table-row>
        <table:table-row>
          <table:table-cell table:style-name="Table1.A2" office:value-type="string">
            <text:p text:style-name="P1">9;9;P;3;I;B;0;18;35;D;0;;;N;0;0;9:34.99;;9:19.99;;10:39.79;3;3;1;09:20PM;Y;0;0;0;0*&gt;</text:p>
          </table:table-cell>
        </table:table-row>
        <table:table-row>
          <table:table-cell table:style-name="Table1.A2" office:value-type="string">
            <text:p text:style-name="P1">10;10;P;3;I;B;0;18;50;E;0;;;N;0;0;9:34.99;;9:19.99;;10:39.79;3;3;1;09:30PM;Y;0;0;0;0*&gt;</text:p>
          </table:table-cell>
        </table:table-row>
        <table:table-row>
          <table:table-cell table:style-name="Table1.A2" office:value-type="string">
            <text:p text:style-name="P1">11;11;P;18;I;B;0;18;75;A;0;;;N;0;0;9:34.99;;9:19.99;;10:39.79;3;3;1;09:40PM;Y;0;0;0;0*&gt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hijeet Kumar</meta:initial-creator>
    <meta:creation-date>2018-06-14T16:17:33</meta:creation-date>
    <meta:document-statistic meta:table-count="1" meta:image-count="0" meta:object-count="0" meta:page-count="1" meta:paragraph-count="12" meta:word-count="26" meta:character-count="1182"/>
    <dc:date>2018-06-14T16:18:22</dc:date>
    <dc:creator>Abhijeet Kumar</dc:creator>
    <meta:editing-duration>PT50S</meta:editing-duration>
    <meta:editing-cycles>1</meta:editing-cycles>
    <meta:generator>OpenOffice/4.1.5$Unix OpenOffice.org_project/415m1$Build-9789</meta:generator>
  </office:meta>
</office:document-meta>
</file>